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2.6055in"/>
    </style:style>
    <style:style style:name="co3" style:family="table-column">
      <style:table-column-properties fo:break-before="auto" style:column-width="2.5307in"/>
    </style:style>
    <style:style style:name="co4" style:family="table-column">
      <style:table-column-properties fo:break-before="auto" style:column-width="2.23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136"/>
    <style:style style:name="ce3" style:family="table-cell" style:parent-style-name="Default" style:data-style-name="N135"/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_Bob (A)</text:p>
          </table:table-cell>
          <table:table-cell office:value-type="string" calcext:value-type="string">
            <text:p>Erro I_Bob (A)</text:p>
          </table:table-cell>
          <table:table-cell table:style-name="ce2" office:value-type="string" calcext:value-type="string">
            <text:p>I_Eq (A)</text:p>
          </table:table-cell>
          <table:table-cell office:value-type="string" calcext:value-type="string">
            <text:p>Erro I_Eq (A)</text:p>
          </table:table-cell>
          <table:table-cell office:value-type="string" calcext:value-type="string">
            <text:p>V (Volts)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9" calcext:value-type="float">
            <text:p>0.0000190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9" calcext:value-type="float">
            <text:p>0.0000190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92" calcext:value-type="float">
            <text:p>0.0000192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855" calcext:value-type="float">
            <text:p>0.00001855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733" calcext:value-type="float">
            <text:p>0.00001733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56" calcext:value-type="float">
            <text:p>0.0000156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356" calcext:value-type="float">
            <text:p>0.00001356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162" calcext:value-type="float">
            <text:p>0.00001162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" calcext:value-type="float">
            <text:p>0.0000100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9" calcext:value-type="float">
            <text:p>0.0000090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81" calcext:value-type="float">
            <text:p>0.0000081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09:30:47.543713793</meta:creation-date>
    <dc:date>2025-11-27T10:49:26.261534180</dc:date>
    <meta:editing-duration>PT1H7M54S</meta:editing-duration>
    <meta:editing-cycles>4</meta:editing-cycles>
    <meta:generator>LibreOffice/25.8.3.2$Linux_X86_64 LibreOffice_project/580$Build-2</meta:generator>
    <meta:document-statistic meta:table-count="1" meta:cell-count="60" meta:object-count="0"/>
  </office:meta>
</office:document-meta>
</file>